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E-PAS [Employee- Performance Appraisal System]</text:p>
      <text:p text:style-name="P2">Documentation</text:p>
      <text:p text:style-name="P3"/>
      <text:p text:style-name="Standard"><text:span text:style-name="T1">INDEX.PHP</text:span> </text:p>
      <text:p text:style-name="Standard"/>
      <text:p text:style-name="Standard"><text:tab/>The login page uses mysql.php to authenticate the PSIID and password with paxweb. If authenticated, the SESSION variables- psiid,role,admin,uname are created.</text:p>
      <text:p text:style-name="Standard"/>
      <text:p text:style-name="Standard"/>
      <text:p text:style-name="P1">DASHOBOARD.PHP:</text:p>
      <text:p text:style-name="P1"/>
      <text:p text:style-name="Standard"><text:tab/>based on the user role, the dashoboard content will change. Goals and review panels are common for all users-emp and reviewers. But, the reviews panel will appear only in reviewer's dashboard.</text:p>
      <text:p text:style-name="Standard"><text:tab/>The progress panel shows four stages-selfassessment, managerial review,view and finish.</text:p>
      <text:p text:style-name="Standard"/>
      <text:p text:style-name="Standard"><text:tab/> Once the selfassessment is done(flag1=2 and flag2=2), the progress bar moves to second stage[review]. </text:p>
      <text:p text:style-name="Standard"><text:tab/>On the reviews'[Review1, Review2, Review3] completion and publishment,(flag2=9,flag1 is not used after review1),the progressbar moves to third stage[view]. Here, the pane-body will display <text:s/>an option to view the review results.</text:p>
      <text:p text:style-name="Standard"><text:tab/>On acceptence of the review results by the employee, the final stage is reached.</text:p>
      <text:p text:style-name="Standard"/>
      <text:p text:style-name="Standard"/>
      <text:p text:style-name="P1">SELFASSESSMENTFORM.PHP and QUESTIONAIRRE.PHP:</text:p>
      <text:p text:style-name="P1"/>
      <text:p text:style-name="Standard"><text:tab/>These pages can be assessed only after the portal-opening date/ review start date as set by the <text:s text:c="2"/>HR-admin.</text:p>
      <text:p text:style-name="Standard"><text:tab/>The self-assessment is done for five categories namely - deliverables, quality, competency, organisational contribution and value addition.</text:p>
      <text:p text:style-name="Standard"><text:tab/>In each category, the employee can add their goals and what they have accomplished against each and also rate themselves for each category.</text:p>
      <text:p text:style-name="Standard"><text:tab/>When the employee opens the page for first time, the flags[ flag1 and flag2] will be 0.</text:p>
      <text:p text:style-name="Standard"><text:tab/>when the employee saves or clicks 'next' [auto saves], the flag1 is incremented to1.</text:p>
      <text:p text:style-name="Standard"><text:tab/>'Next' page is “questionairre.php”. The employee rates himself for overall performance. On 'save', flag2 is incremented to 1. </text:p>
      <text:p text:style-name="Standard"><text:tab/>On submit, both flag1 and flag2 are incremented to 2. this finalises the employee's self-assessment stage.No changes can be done by him/her after this.</text:p>
      <text:p text:style-name="Standard"><text:tab/>The selfassessment has to be 'submit'ted before 'selfAppraisal deadline/closure date' as set by HR-admin. The employee will get a reminder to his email 2-days before and on the closure date.</text:p>
      <text:p text:style-name="Standard"/>
      <text:p text:style-name="Standard">Note: there are 2 review pages for each employee. Page-1 has the goals, accomplishments review comments and ratings. Page-2 contains the overall rating, overall feedback, promotion/role-change sugesstion etc... Flag1 traces the page-1 progess and flag2 the page-2 progress. </text:p>
      <text:p text:style-name="Standard"/>
      <text:p text:style-name="Standard"/>
      <text:p text:style-name="P1">REVIEW1FORM1.PHP and REVIEW1FORM2.PHP:</text:p>
      <text:p text:style-name="Standard"/>
      <text:p text:style-name="Standard">Note: there are three reviewer roles- reviewer1 [R1], reviewer2 [R2], reviewer3 [R3]</text:p>
      <text:p text:style-name="Standard"/>
      <text:p text:style-name="Standard"><text:tab/>reviewer-1 [R1] for any employee is his/her manager. </text:p>
      <text:p text:style-name="Standard"><text:soft-page-break/><text:tab/>R1 can view his/her reportees' assessment status[ pending or self-rating-if competed].</text:p>
      <text:p text:style-name="Standard"><text:tab/>R1 can shedule a meeting with the employee and notify the same trhough mail, to discuss the performance.</text:p>
      <text:p text:style-name="Standard"><text:tab/>R1 review is enabled only if bothe flag1 and flag2 are set to 2.</text:p>
      <text:p text:style-name="Standard"><text:tab/>R1's form1 will display the employee's goals and accomplishments and self-rating. The R1 can the add his own comments and ratings.</text:p>
      <text:p text:style-name="Standard"><text:tab/>On 'save' or 'nest', the changes are saved and flag1 is incremented to 3.</text:p>
      <text:p text:style-name="Standard"><text:tab/>In R1's form2, he can give his overall feddback and rating as well as suggest promotion or role-change for the employee. When he 'save's this page, flag2 is incrmented to 3.</text:p>
      <text:p text:style-name="Standard"><text:tab/>On <text:s/>clicking 'submit' in 'review1form2.php', the flag1 and flag2 are bothe incremented to 4.</text:p>
      <text:p text:style-name="Standard"><text:tab/>This closes the review1 of the employee. This also has to be completed before Reviewer-1 closure date.</text:p>
      <text:p text:style-name="Standard"/>
      <text:p text:style-name="Standard"/>
      <text:p text:style-name="P1">REVIEW2FORM1.PHP and REVIEW2FORM2.PHP:</text:p>
      <text:p text:style-name="P1"/>
      <text:p text:style-name="Standard"><text:tab/>Each reviewer2 [R2] will have several managers [R1] under him.</text:p>
      <text:p text:style-name="Standard"><text:tab/>R2 will be able to view how many reportees of each manager has completed their reviews and how many are still pending.</text:p>
      <text:p text:style-name="Standard"><text:s/><text:tab/>R2 can review the completed reviews.R2 review is enabled only if bothe flag1 and flag2 are set to 4.</text:p>
      <text:p text:style-name="Standard"><text:tab/>'Review2form1.php' is static and displays the employee's goals, accomplishements and R1's comments as well as the ratings for each category. The R2 can view this and add his/her feedbacks and suggestions in 'review2form2.php'.</text:p>
      <text:p text:style-name="Standard"><text:tab/>The R2 can accept the promotion/role-change as given by the R1 or can give his own sugesstions.</text:p>
      <text:p text:style-name="Standard"><text:tab/>On 'save', flag2 is incremented to 5.[flag1 is not used anymore]</text:p>
      <text:p text:style-name="Standard"><text:tab/>On 'submit', flag2 is incremented to 6. </text:p>
      <text:p text:style-name="Standard"><text:tab/>R2 can export the list of all employees under him,as an excel sheet, containing the ratings and promotion / role-changes.</text:p>
      <text:p text:style-name="Standard"/>
      <text:p text:style-name="Standard"/>
      <text:p text:style-name="P1">REVIEW3FORM1.PHP and REVIEW3FORM2.PHP:</text:p>
      <text:p text:style-name="P1"/>
      <text:p text:style-name="Standard"><text:tab/>Reviewer3[R3] will have a table displaying the employees he/she has to review. The table will contain, for each employee, his/her designation, reviewer1 name, reviewer2 name, the ratings given by each reviewer , the normalised rating of reviewer2 and the review status. </text:p>
      <text:p text:style-name="Standard"><text:tab/>R3 can review any or all of the employees by clicking the review button and submit his suggestions. On “save”, the flag2 will be incremented to 7. On “submit”, flag2 will be set to “8”.</text:p>
      <text:p text:style-name="Standard"><text:tab/>R3 can also finalise the list by clicking the “finalise” button below the table, without reviewing the employees individually. </text:p>
      <text:p text:style-name="Standard"><text:tab/>On “finalise”, the flag2 will be set to 9, and the HR-manager will get a mail informing that the particular R3 has finalised his/her list.</text:p>
      <text:p text:style-name="Standard"><text:tab/>R3 can also export the entire list as excel sheet.</text:p>
      <text:p text:style-name="Standard"/>
      <text:p text:style-name="Standard"/>
      <text:p text:style-name="P1">ADMIN SETTINGS:</text:p>
      <text:p text:style-name="P1"/>
      <text:p text:style-name="Standard"><text:tab/>The admin can be just a 'HR-admin', who can upload the excel sheet or 'HR-Manager' who will have additional previlages.</text:p>
      <text:p text:style-name="Standard"><text:tab/>HR-Manager can 'Start a New ReviewCycle'. When a new review cycle begins, the database will be cleared and old records moved to 'reviewHistory' collection.</text:p>
      <text:p text:style-name="Standard"><text:soft-page-break/><text:tab/>He/she can also add new admins to the tool and assign roles to them as either “HR-admin” or “HR-Manager”. The details will be stored in the database as “adminlist” collection. </text:p>
      <text:p text:style-name="Standard"><text:tab/>The timeline for review start/portal opening date, self-appraisal closure date, review1 closure date, review2 closure date will be set by the HR-manager.</text:p>
      <text:p text:style-name="Standard"><text:tab/>All these deadlines can be extended or changed by the HR-manager. The self-appraisal closure deadline can extended selectively for some employees or for the entire list. The selective extension date cannot exceed 5 days before the review1 deadline.</text:p>
      <text:p text:style-name="Standard"><text:tab/>The 'encryption key' has to be given by the “HR-manager” when the timelines are set for the first time. It is used to encrypt and decrypt the review details.</text:p>
      <text:p text:style-name="Standard"><text:tab/>The HR-manager can “view” the entire list of employees who are part of the current review cycle as a table. It will show the ratings, promotion/role-change suggestions and the <text:s/>review status of each employee. </text:p>
      <text:p text:style-name="Standard"><text:tab/>The HR-manager can view the review forms of the employees by clicking on his/her name, whick is a link to their review forms.</text:p>
      <text:p text:style-name="Standard"><text:tab/>Once the review lists are finalised by all the R3, the Hr-manager can “publish” the review results.</text:p>
      <text:p text:style-name="Standard"><text:tab/>Once “publish” button is clicked by HR-manager, the flag2 of all employees except those whose reviews has been postponed, will be set to “10”.</text:p>
      <text:p text:style-name="Standard"><text:tab/>Once the flag2 is set to “10”, it will enable the “progress bar” in each employee's dashboard to move to 3rd level[View]. In the panel, the employee can click “view” to see his/her review results. In the end of the form, the employee will be prompted to accept the results. </text:p>
      <text:p text:style-name="Standard"><text:tab/>On “acceptence” by the employee, the flag2 will be set to “11” <text:s/>and his/her record in the database will be copied from 'currentReviewCycle' collection to 'reviewHistory' collection.</text:p>
      <text:p text:style-name="Standard"><text:tab/>Before copying the record to the 'reviewHistory' collection, the date and time of 'acceptence' by the employee will be captured as timestamp.</text:p>
      <text:p text:style-name="Standard"><text:tab/>Sometimes, if the employee hasnt been available to view and accept the results, HR-manager can 'accept' that particular employee's results in HR-manager's view page and finish the cycle.</text:p>
      <text:p text:style-name="Standard"/>
      <text:p text:style-name="Standard"/>
      <text:p text:style-name="Standard"/>
      <text:p text:style-name="P1">DATABASE STRUCTURE:</text:p>
      <text:p text:style-name="P1"/>
      <text:p text:style-name="Standard">The database name is “AppraisalManagement”. It will have the following collections:</text:p>
      <text:p text:style-name="Standard"><text:tab/>adminlist- first created when a HR-manager details are added and exist through-out. It will store the details of HR-manager and HER-admin.</text:p>
      <text:p text:style-name="Standard"><text:tab/>DesignationCategories- contains the list of departments and the role/desingation under each. It has been created by running the “batch_ins.php” script. New roles and categories can be added by editing the script and running once again. This collection is used for providing the reviewers' with options to suggest role-change/promotion for the employees.</text:p>
      <text:p text:style-name="Standard"><text:tab/>Encryption key- it will have only one record with a single field containg the encryption key. This key is used by the functions in “secure.php” to encrypt and decrypt the strings passed to them. The scrypt is included in every page for the encryption/decryption purpose.</text:p>
      <text:p text:style-name="Standard"><text:tab/>Xlsupload- this collection is created upon the uploading of excelsheet by the HR-manager, by “insertlibrary.php” script. Once this collection is created, the script will call “createcollections.php” to create other collections from xlsupload collection.</text:p>
      <text:p text:style-name="Standard"><text:tab/>BasicDetails-<text:tab/>it will contain the basic details of each employee.</text:p>
      <text:p text:style-name="Standard"><text:tab/>CurrentReviewCycle- it will contain the basic details from <text:s/>xslupload along with flag1 and fal2 set to 0, the year set to the current year and the roles of each employee. Each employee can have one, several or all of the following roles- emp, r1, r2, r3.</text:p>
      <text:p text:style-name="Standard"><text:tab/>Notifications- this collection is used for storing the review start date and the deadlines for self-appraisal, review1, review2 and review3. Self-appraisal record will have an array of psiid's who <text:soft-page-break/>ihas appraisal in this cycle. Review1 record will have an array of psiid's who are R1 in this review cycle and so on. Each record will have a 'changed' flag which will be set to 'yes' every time the date is changed by Hr-manager. If that flag is set to 'yes' mails will be sent to those psiid's in the array to intimate about the change in deadlines.</text:p>
      <text:p text:style-name="Standard"><text:tab/>DeadlineFlags- this collection is also created by the 'createcollections.php' script. It will contain <text:s/>records such as - SAdeadlineOver, ESAdeadlineOver, R1deadlineOver. The flags will be set to '0' initially. 'deadlines.php' script can be sceduled to run ince evryday. It will check if any of the deadlines are reached that day and set the corresponding flags to '1'. Access to self-appraisal and review forms are provided based on the status of these flags.</text:p>
      <text:p text:style-name="Standard"/>
      <text:p text:style-name="Standard"/>
      <text:p text:style-name="Standard"/>
      <text:p text:style-name="P1">FLAG1 and FLAG2 in 'currentReviewCycle' and their meaning:</text:p>
      <text:p text:style-name="Standard"/>
      <text:p text:style-name="Standard"><text:tab/>Flag1 is used for tracing the form1 and Flag2 is used for tracing the form2. Both will be set to '0' initially.</text:p>
      <text:p text:style-name="Standard"><text:tab/>Flag1=1 <text:s/>==&gt; the self-appraisal form has been opened by the employee and entries are made and saved. On clickinfg 'next' <text:s/>in the SA form also sets he flag to '1' as that button also saves the form1 before moving to form2.</text:p>
      <text:p text:style-name="Standard"><text:tab/> Flag1=2 ==&gt; the self-appraial has been 'submit'ted by the employee. No changes can be made by the employee after that. And R1 can begin reviewing this employee when both flag1 and flag2 is 2.</text:p>
      <text:p text:style-name="Standard"><text:tab/> Flag1=3 ==&gt; R1 has begun his/her review of this employee and saved review1form1.</text:p>
      <text:p text:style-name="Standard"><text:tab/> Flag1=4 ==&gt; R1 has 'submit'ted the review and no changes can be made after this by R1.</text:p>
      <text:p text:style-name="Standard"/>
      <text:p text:style-name="Standard">Flag1 has only these five possible statuses, because after review1 , the reviewform1 remains static through-out.</text:p>
      <text:p text:style-name="Standard"/>
      <text:p text:style-name="Standard">`<text:tab/>Flag2=1 <text:s/>==&gt; the questionairre form/form2 has been opened by the employee and entries are made and saved. </text:p>
      <text:p text:style-name="Standard"><text:tab/> Flag2=2 ==&gt; the questionairre form/form2 has been 'submit'ted by the employee. No changes can be made by the employee after that. And R1 can begin reviewing this employee when both flag1 and flag2 is 2.</text:p>
      <text:p text:style-name="Standard"><text:tab/> Flag2=3 ==&gt; R1 has begun his/her review of this employee and saved review1form2</text:p>
      <text:p text:style-name="Standard"><text:tab/> Flag2=4 ==&gt; R1 has 'submit'ted the review and no changes can be made after this by R1.when flag1 and flag2 are both set to '4', R2 can open the forms for review.</text:p>
      <text:p text:style-name="Standard"><text:tab/> Flag2=5 ==&gt; R2 has begun his/her review and clicked 'save'.</text:p>
      <text:p text:style-name="Standard"><text:tab/> Flag2=6 ==&gt;R2 has 'submit'ted the review2form2. no changes can be made after this by R2.this enables R3 to review the particular employee.</text:p>
      <text:p text:style-name="Standard"><text:tab/> Flag2=7 ==&gt; R3 has begun his/her review and clicked 'save'.</text:p>
      <text:p text:style-name="Standard"><text:tab/> Flag2=8 ==&gt; R3 has 'submit'ted the review and no changes can be made after this by R1.</text:p>
      <text:p text:style-name="Standard"><text:tab/> Flag2=9 ==&gt;R3 has finalised the list. R3 canfinalise without reviewing. So, for some employees the flag2 will be changed directly from '6' to '9'.</text:p>
      <text:p text:style-name="Standard"><text:tab/>Flag2=10 ==&gt; HR-manager has clicked 'publish'.it enables the employee to view their review results.</text:p>
      <text:p text:style-name="Standard"><text:tab/>Flag2=11 ==&gt;the employee's review result has been 'accet'ed either by the employee or by the HR-mananer and the record has also been copied to 'reviewHistory' collection.</text:p>
      <text:p text:style-name="Standard"/>
      <text:p text:style-name="Standard">PostponedFlag wiil be set to 1 when the employee has not submitted his/her self-appraisal and the SA deadline is over. That is, either flag1 or flag2 is less than 2 and self-appraial deadline is over.</text:p>
      <text:p text:style-name="Standard">PostponedFlag will be set to 1 when R1 record his comments regarding the postponement.</text:p>
      <text:p text:style-name="Standard">PostponedFlag will be set to 2 when R2 record his comments regarding the postponement.</text:p>
      <text:p text:style-name="Standard"><text:soft-page-break/></text:p>
      <text:p text:style-name="Standard"/>
      <text:p text:style-name="P1">NORMALISED RATING:</text:p>
      <text:p text:style-name="P1"/>
      <text:p text:style-name="Standard"><text:tab/>When reviewer2 submits his/her review, the performance rating will be normalised.</text:p>
      <text:p text:style-name="Standard"><text:tab/></text:p>
      <text:p text:style-name="Standard"><text:tab/>The available ratings are:</text:p>
      <text:p text:style-name="Standard"><text:tab/><text:tab/><text:tab/>E- (E- Low)</text:p>
      <text:p text:style-name="Standard"><text:tab/><text:tab/><text:tab/>E- mid</text:p>
      <text:p text:style-name="Standard"><text:tab/><text:tab/><text:tab/>E- high</text:p>
      <text:p text:style-name="Standard"><text:tab/><text:tab/><text:tab/>E (E low)</text:p>
      <text:p text:style-name="Standard"><text:tab/><text:tab/><text:tab/>E mid</text:p>
      <text:p text:style-name="Standard"><text:tab/><text:tab/><text:tab/>E high</text:p>
      <text:p text:style-name="Standard"><text:tab/><text:tab/><text:tab/>E+ (E low)</text:p>
      <text:p text:style-name="Standard"><text:tab/><text:tab/><text:tab/>E+ mid</text:p>
      <text:p text:style-name="Standard"><text:tab/><text:tab/><text:tab/>E +high</text:p>
      <text:p text:style-name="Standard"><text:tab/><text:tab/><text:tab/>X (excellent)</text:p>
      <text:p text:style-name="Standard"/>
      <text:p text:style-name="Standard"><text:tab/>The normalised rating will be calculated as follows:</text:p>
      <text:p text:style-name="Standard"><text:s/><text:tab/><text:tab/><text:tab/>E- low or E- mid or E- high will be normalised to E- (E minus)</text:p>
      <text:p text:style-name="Standard"><text:tab/><text:tab/><text:tab/>E low or E mid or E high will be normalised to E</text:p>
      <text:p text:style-name="Standard"><text:tab/><text:tab/><text:tab/>E+ low or E+ mid or E+ high will be normalised to E+(E plus).</text:p>
      <text:p text:style-name="Standard"><text:tab/><text:tab/><text:tab/>X will be retained as X.</text:p>
      <text:p text:style-name="Standard"><text:tab/>When Reviewer3 gives his/her rating, the normalised rating will be updated by following the same procedure. If no rating is given by R3, normalised rating will remain the same.</text:p>
      <text:p text:style-name="Standard"/>
      <text:p text:style-name="Standard">Similarly, if no promotion/role-change suggestion is given by R3, then the suggestion given by R2 will be taken.</text:p>
      <text:p text:style-name="Standard"/>
      <text:p text:style-name="Standard"/>
      <text:p text:style-name="Standard"><text:tab/><text:tab/></text:p>
      <text:p text:style-name="P1">ROLES:</text:p>
      <text:p text:style-name="P1"/>
      <text:p text:style-name="Standard"><text:tab/>There are 4 roles on the review side: emp, r1,r2 r3.</text:p>
      <text:p text:style-name="Standard"><text:tab/>A user might have a combination of theese roles.</text:p>
      <text:p text:style-name="Standard">For example, if an user role =r1r2emp, then he/she is both reviewer1 and reviewer2 and also has his/her self-appraisal in this review cycle.</text:p>
      <text:p text:style-name="Standard"><text:tab/>If an user role = r2, then he/she is just a reviewer 2<text:tab/>in this cycle.</text:p>
      <text:p text:style-name="Standard">An user will be assigned the role -r1 if his/her PSIID is present in the reviewer1 IDs array in the Notifications collections. Similarly for other roles.</text:p>
      <text:p text:style-name="Standard"/>
      <text:p text:style-name="Standard">Also, on the admin side, role can be HR-admin or HR-manager.<text:tab/></text:p>
      <text:p text:style-name="Standard"/>
      <text:p text:style-name="Standard"/>
      <text:p text:style-name="P1">REVIEW STATUS:</text:p>
      <text:p text:style-name="P1"/>
      <text:p text:style-name="Standard">if (flag1&lt;2 || <text:s/>flag2 &lt;2) then, <text:s/>status = 'self-appraisal pending'.</text:p>
      <text:p text:style-name="Standard">if (flag1 &gt;=2 <text:s/>&amp;&amp; <text:s/>flag2 &gt;=2 )&amp;&amp; (flag1&lt;4 || flag2&lt;4 ) then, <text:s/>status = 'review1 pending' or 'self-appraisal completed'.</text:p>
      <text:p text:style-name="Standard">if (flag1 ==4 <text:s/>&amp;&amp; <text:s/>flag2 &gt;=4 <text:s/>&amp;&amp; flag2&lt;6 ) then, <text:s/>status = 'review2 <text:s/>pending' or 'review1 completed'.</text:p>
      <text:p text:style-name="Standard">if (flag2 &gt;=6 <text:s/>&amp;&amp; flag2&lt;8 ) then, <text:s/>status = 'review3 <text:s/>pending' or 'review2 completed'.</text:p>
      <text:p text:style-name="Standard"><text:soft-page-break/>if(flag2== 9, then status= 'finalised'.</text:p>
      <text:p text:style-name="Standard">If flag2 ==10 ,status='published'.</text:p>
      <text:p text:style-name="Standard">If flag2 ==1, status=accpeted and moved to history coll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text:tab/></text:p>
      <text:p text:style-name="Standard"><text:tab/></text:p>
      <text:p text:style-name="Standard"><text:tab/></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2:29:10</meta:creation-date>
    <dc:date>2015-04-30T15:26:16</dc:date>
    <meta:editing-duration>PT4H29M31S</meta:editing-duration>
    <meta:editing-cycles>54</meta:editing-cycles>
    <meta:generator>LibreOffice/3.5$Linux_x86 LibreOffice_project/350m1$Build-2</meta:generator>
    <meta:document-statistic meta:table-count="0" meta:image-count="0" meta:object-count="0" meta:page-count="6" meta:paragraph-count="133" meta:word-count="2300" meta:character-count="14236" meta:non-whitespace-character-count="11883"/>
  </office:meta>
</office:document-meta>
</file>